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800000116BA4832497CBFD7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361in" svg:y="0in" svg:width="5.2217in" svg:height="3.8602in" draw:z-index="0"><draw:image xlink:href="Pictures/100000010000017800000116BA4832497CBFD7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5:34:00.036171710</meta:creation-date>
    <dc:date>2022-10-25T15:39:58.864330172</dc:date>
    <meta:editing-duration>PT5M5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